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625in" table:align="left" style:writing-mode="lr-tb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 style:snap-to-layout-grid="false"/>
    </style:style>
    <style:style style:name="P3" style:family="paragraph" style:parent-style-name="Standard">
      <style:paragraph-properties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c7e5"/>
    </style:style>
    <style:style style:name="P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de58"/>
    </style:style>
    <style:style style:name="P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84783"/>
    </style:style>
    <style:style style:name="P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c41e2"/>
    </style:style>
    <style:style style:name="P9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729b8"/>
    </style:style>
    <style:style style:name="P10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89850"/>
    </style:style>
    <style:style style:name="P1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1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officeooo:paragraph-rsid="00284783" style:font-weight-asian="bold"/>
    </style:style>
    <style:style style:name="P13" style:family="paragraph" style:parent-style-name="Standard">
      <style:text-properties fo:font-weight="bold" officeooo:paragraph-rsid="00227539" style:font-weight-asian="bold" style:font-weight-complex="bold"/>
    </style:style>
    <style:style style:name="P14" style:family="paragraph" style:parent-style-name="Standard">
      <style:text-properties officeooo:paragraph-rsid="00161812"/>
    </style:style>
    <style:style style:name="P15" style:family="paragraph" style:parent-style-name="Standard">
      <style:text-properties officeooo:paragraph-rsid="001798c0"/>
    </style:style>
    <style:style style:name="P1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1d48cb"/>
    </style:style>
    <style:style style:name="P1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21c7e5"/>
    </style:style>
    <style:style style:name="P18" style:family="paragraph" style:parent-style-name="Standard">
      <style:text-properties officeooo:paragraph-rsid="00227539"/>
    </style:style>
    <style:style style:name="P19" style:family="paragraph" style:parent-style-name="Standard">
      <style:text-properties officeooo:paragraph-rsid="0014815e"/>
    </style:style>
    <style:style style:name="P20" style:family="paragraph" style:parent-style-name="Standard">
      <style:paragraph-properties fo:margin-left="0.5in" fo:margin-right="0in" fo:text-indent="0in" style:auto-text-indent="false"/>
    </style:style>
    <style:style style:name="P21" style:family="paragraph" style:parent-style-name="Standard" style:master-page-name="">
      <loext:graphic-properties draw:fill="none"/>
      <style:paragraph-properties fo:margin-left="0in" fo:margin-right="-0.0618in" fo:orphans="2" fo:widows="2" fo:hyphenation-ladder-count="no-limit" fo:text-indent="0in" style:auto-text-indent="false" style:page-number="auto" fo:background-color="transparent" style:writing-mode="lr-tb">
        <style:tab-stops>
          <style:tab-stop style:position="6in" style:type="right"/>
        </style:tab-stops>
      </style:paragraph-properties>
      <style:text-properties fo:hyphenate="false" fo:hyphenation-remain-char-count="2" fo:hyphenation-push-char-count="2"/>
    </style:style>
    <style:style style:name="P22" style:family="paragraph" style:parent-style-name="Name" style:master-page-name="Standard">
      <style:paragraph-properties style:page-number="auto"/>
    </style:style>
    <style:style style:name="P23" style:family="paragraph" style:parent-style-name="Standard" style:list-style-name="WW8Num2"/>
    <style:style style:name="P24" style:family="paragraph" style:parent-style-name="Standard" style:list-style-name="WW8Num2">
      <style:text-properties officeooo:paragraph-rsid="002700f1"/>
    </style:style>
    <style:style style:name="P25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26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313053"/>
    </style:style>
    <style:style style:name="P27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2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89850"/>
    </style:style>
    <style:style style:name="P29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e804f"/>
    </style:style>
    <style:style style:name="P30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07bb"/>
    </style:style>
    <style:style style:name="P3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3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officeooo:paragraph-rsid="00489850" style:font-weight-asian="bold"/>
    </style:style>
    <style:style style:name="P33" style:family="paragraph" style:parent-style-name="Standard">
      <style:text-properties officeooo:paragraph-rsid="004ffdec"/>
    </style:style>
    <style:style style:name="P34" style:family="paragraph" style:parent-style-name="Heading_20_1">
      <style:text-properties officeooo:paragraph-rsid="001798c0"/>
    </style:style>
    <style:style style:name="P35" style:family="paragraph" style:parent-style-name="Heading_20_1">
      <style:text-properties officeooo:rsid="002439e2"/>
    </style:style>
    <style:style style:name="P36" style:family="paragraph" style:parent-style-name="Heading_20_1">
      <style:text-properties officeooo:rsid="0014815e" officeooo:paragraph-rsid="0014815e"/>
    </style:style>
    <style:style style:name="P37" style:family="paragraph" style:parent-style-name="Heading_20_1">
      <style:text-properties officeooo:rsid="00489850" officeooo:paragraph-rsid="00489850"/>
    </style:style>
    <style:style style:name="P38" style:family="paragraph" style:parent-style-name="Heading_20_1">
      <style:text-properties officeooo:paragraph-rsid="004f0fcb"/>
    </style:style>
    <style:style style:name="P39" style:family="paragraph" style:parent-style-name="Heading_20_1">
      <style:text-properties officeooo:rsid="004f82be" officeooo:paragraph-rsid="004f82b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48cb" style:font-weight-asian="bold"/>
    </style:style>
    <style:style style:name="T4" style:family="text">
      <style:text-properties fo:font-weight="bold" officeooo:rsid="00489850" style:font-weight-asian="bold"/>
    </style:style>
    <style:style style:name="T5" style:family="text">
      <style:text-properties officeooo:rsid="001d48cb"/>
    </style:style>
    <style:style style:name="T6" style:family="text">
      <style:text-properties officeooo:rsid="001ef442"/>
    </style:style>
    <style:style style:name="T7" style:family="text">
      <style:text-properties officeooo:rsid="0020c849"/>
    </style:style>
    <style:style style:name="T8" style:family="text">
      <style:text-properties officeooo:rsid="002439e2"/>
    </style:style>
    <style:style style:name="T9" style:family="text">
      <style:text-properties officeooo:rsid="0025124c"/>
    </style:style>
    <style:style style:name="T10" style:family="text">
      <style:text-properties officeooo:rsid="0027d7c4"/>
    </style:style>
    <style:style style:name="T11" style:family="text">
      <style:text-properties officeooo:rsid="00284783"/>
    </style:style>
    <style:style style:name="T12" style:family="text">
      <style:text-properties officeooo:rsid="0028b56e"/>
    </style:style>
    <style:style style:name="T13" style:family="text">
      <style:text-properties officeooo:rsid="002a885f"/>
    </style:style>
    <style:style style:name="T14" style:family="text">
      <style:text-properties officeooo:rsid="003b9892"/>
    </style:style>
    <style:style style:name="T15" style:family="text">
      <style:text-properties officeooo:rsid="004729b8"/>
    </style:style>
    <style:style style:name="T16" style:family="text">
      <style:text-properties officeooo:rsid="004f0fcb"/>
    </style:style>
    <style:style style:name="T17" style:family="text">
      <style:text-properties officeooo:rsid="004f82be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Qiuchen Ya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https://www-users.cs.umn.edu/~yanxx297/</text:p>
            <text:p text:style-name="P1">https://github.com/yanxx297</text:p>
          </table:table-cell>
          <table:table-cell table:style-name="Table1.A1" office:value-type="string">
            <text:p text:style-name="P3">Email: yanxx297@umn.edu</text:p>
            <text:p text:style-name="P3">Mobile : <text:s/>+1-651-235-4138</text:p>
          </table:table-cell>
        </table:table-row>
      </table:table>
      <text:p text:style-name="Standard"/>
      <text:h text:style-name="P34" text:outline-level="1">Education</text:h>
      <text:p text:style-name="P5"><text:span text:style-name="T1"><text:tab/></text:span><text:tab/></text:p>
      <text:p text:style-name="P6"><text:span text:style-name="T3">University of Minnesota, Twin Cities</text:span><text:span text:style-name="T5"><text:tab/>Minneapolis, MN</text:span></text:p>
      <text:p text:style-name="P6">Ph.D. in Computer Science<text:tab/><text:span text:style-name="T5">May 2014 – 2020 (anticipated)</text:span></text:p>
      <text:p text:style-name="P17">Master of Science in Computer Science<text:tab/>Sep. 2012 – May 2014</text:p>
      <text:p text:style-name="P16"/>
      <text:p text:style-name="P17"><text:span text:style-name="T1">Shandong University of Science and Technology</text:span><text:tab/><text:span text:style-name="T6">Qingdao, China</text:span></text:p>
      <text:p text:style-name="P17">Bachelor of Engineering in Computer Scienc<text:span text:style-name="T7">e<text:tab/>Sep. 2008 – July 2012</text:span></text:p>
      <text:p text:style-name="P15"/>
      <text:h text:style-name="P34" text:outline-level="1">Skills</text:h>
      <text:p text:style-name="P13"/>
      <text:p text:style-name="P18"><text:span text:style-name="T2">Programming Languages</text:span>: <text:s/>C/C++, Python, OCaml, Java, X86 assembly</text:p>
      <text:p text:style-name="P18"><text:span text:style-name="T2">Systems &amp; Tools</text:span>: <text:s/>Linux, FuzzBALL, Xed (Intel Pin), DWARF, Vine</text:p>
      <text:p text:style-name="Standard"/>
      <text:h text:style-name="P35" text:outline-level="1">Research projects</text:h>
      <text:p text:style-name="Standard"/>
      <text:p text:style-name="P4"><text:span text:style-name="T1">Testing Emulators Using Symbolic Execution</text:span><text:tab/>20<text:span text:style-name="T11">18</text:span> - <text:span text:style-name="T8">present</text:span></text:p>
      <text:list xml:id="list3419013870" text:style-name="WW8Num2">
        <text:list-item>
          <text:p text:style-name="P24">To test the correctness of QEMU, explore it and other emulators with FuzzBALL (a symbolic <text:s/>execution platform written in OCaml), and perform triangle tests base on the <text:span text:style-name="T9">out-coming </text:span>expressions</text:p>
        </text:list-item>
      </text:list>
      <text:p text:style-name="P11"/>
      <text:p text:style-name="P4"><text:span text:style-name="T1">Loop Summarization for Symbolic Execution</text:span><text:tab/><text:span text:style-name="T10">2014 - 2015</text:span>, <text:span text:style-name="T10">2018</text:span> - <text:span text:style-name="T10">present</text:span></text:p>
      <text:list xml:id="list212746209826310" text:continue-numbering="true" text:style-name="WW8Num2">
        <text:list-item>
          <text:p text:style-name="P23">As a countermeasure of the path explosion problem, design a extended version of a trace-based loop summarization algorithm<text:note text:id="ftn0" text:note-class="footnote"><text:note-citation>1</text:note-citation><text:note-body><text:p text:style-name="Footnote"><text:s/>Patrice Godefroid and Daniel Luchaup. <text:s/>Automatic partial loop summarization indynamic test generation. <text:s/>InProceedings of the 2011 International Symposium onSoftware Testing and Analysis, ISSTA ’11, pages 23–33, New York, NY, USA, 2011.ACM.</text:p></text:note-body></text:note> and implement it on FuzzBAL<text:span text:style-name="T14">L.</text:span></text:p>
        </text:list-item>
        <text:list-item>
          <text:p text:style-name="P23">Evaluate this work with competition binaries from DARPA Cyber Grand Challenge</text:p>
        </text:list-item>
      </text:list>
      <text:p text:style-name="P20"/>
      <text:p text:style-name="P21"><text:span text:style-name="T1">Fast &amp; Automatic Emulator Testing System</text:span><text:tab/>20<text:span text:style-name="T13">15</text:span> - 20<text:span text:style-name="T13">18</text:span></text:p>
      <text:list xml:id="list212745242034878" text:continue-numbering="true" text:style-name="WW8Num2">
        <text:list-item>
          <text:p text:style-name="P23">Speed up an automatic emulator testing tool by designing and implementing a novel approach to generate test cases.</text:p>
        </text:list-item>
        <text:list-item>
          <text:p text:style-name="P23">Implement an x86 assembly test case generator based on the previous work. Thegenerator is mostly written in Python. <text:s/>Also modified other components of the testing system written in C++.</text:p>
        </text:list-item>
      </text:list>
      <text:p text:style-name="Standard"/>
      <text:p text:style-name="P8"><text:span text:style-name="T1">Binary Level Type Inference</text:span><text:tab/>20<text:span text:style-name="T13">13</text:span> – 20<text:span text:style-name="T13">14</text:span></text:p>
      <text:list xml:id="list212745774933459" text:continue-numbering="true" text:style-name="WW8Num2">
        <text:list-item>
          <text:p text:style-name="P26">Design a static type inference tool that can infer the signedness of variables in binaries with 96% true positive.</text:p>
        </text:list-item>
        <text:list-item>
          <text:p text:style-name="P26">Build this tool on top of Vine and libdwarf using C++.</text:p>
        </text:list-item>
      </text:list>
      <text:p text:style-name="P8"/>
      <text:h text:style-name="P36" text:outline-level="1">Publication</text:h>
      <text:p text:style-name="P19"/>
      <text:p text:style-name="P19"><text:span text:style-name="T2">Qiuchen Yan</text:span>, Stephen McCamant,“Fast PokeEMU: Scaling Generated Instruction Tests Using Aggregation and State Chaining,” The 14th ACM SIGPLAN/SIGOPS International Conference on Virtual Execution Environments (VEE’18)</text:p>
      <text:p text:style-name="P14"/>
      <text:p text:style-name="P14"><text:soft-page-break/><text:span text:style-name="T2">Qiuchen Yan</text:span>, Stephen McCamant, “Conservative Signed/Unsigned Type Inference for Binaries using Minimum Cut,” Technical report</text:p>
      <text:p text:style-name="P14"/>
      <text:h text:style-name="Heading_20_1" text:outline-level="1"><text:span text:style-name="T11">E</text:span>xperience</text:h>
      <text:p text:style-name="P12"/>
      <text:p text:style-name="P7"><text:span text:style-name="T1">Graduate Research Asistant, University of Minnesota</text:span><text:tab/><text:span text:style-name="T12">2014</text:span> – <text:span text:style-name="T8">present</text:span></text:p>
      <text:p text:style-name="P7">Work with Stephen McCamant on several research projects. <text:s/>Collaborate with Pen-Chung Yew’s dynamic binary translation group on projects related to emulator testing.</text:p>
      <text:p text:style-name="P7"/>
      <text:p text:style-name="P9"><text:span text:style-name="T1">DARPA Cyber Grand Challenge</text:span><text:tab/><text:span text:style-name="T12">2014</text:span> – <text:span text:style-name="T15">2015</text:span></text:p>
      <text:p text:style-name="P9">Contribute vulnerability checking code for the FuzzBOMB group in CGC Qualification Event.</text:p>
      <text:p text:style-name="P9"/>
      <text:h text:style-name="P37" text:outline-level="1">Academic projects</text:h>
      <text:p text:style-name="P32"/>
      <text:p text:style-name="P10"><text:span text:style-name="T4">Reproduce the Lucky Thirteen attack</text:span><text:tab/><text:span text:style-name="T12">2014</text:span></text:p>
      <text:p text:style-name="P10">Implement a timing side channel attack<text:note text:id="ftn1" text:note-class="footnote"><text:note-citation>2</text:note-citation><text:note-body><text:p text:style-name="Footnote">Nadhem J. Al Fardan and Kenneth G. Paterson. <text:s/>Lucky thirteen: <text:s/>Breaking the tls and dtls record protocols. <text:s/>In Proceedings of the 2013 IEEE Symposium on Security and Privacy, SP ’13, pages 526–540, Washington, DC, USA, 2013. IEEE Computer Society.</text:p></text:note-body></text:note> to the TLS protocol. <text:s/>Course project.</text:p>
      <text:p text:style-name="P10"/>
      <text:p text:style-name="P29"><text:span text:style-name="T4">Sybil attack study</text:span><text:tab/><text:span text:style-name="T12">2014</text:span></text:p>
      <text:p text:style-name="P29">Survey about the Sybil attack in online social network and its state-of-art defence approach and collected data from real world sybil communities in sina weibo. <text:s/>Course project.</text:p>
      <text:p text:style-name="P29"/>
      <text:p text:style-name="P30"><text:span text:style-name="T4">Encrypted address book for Android</text:span><text:tab/><text:span text:style-name="T12">2012</text:span></text:p>
      <text:p text:style-name="P30">Design and implement an Android address book app that can send encrypted contact info via text message. <text:s/>Bachelor final project.</text:p>
      <text:p text:style-name="P30"/>
      <text:h text:style-name="P38" text:outline-level="1"><text:span text:style-name="T16">Service</text:span></text:h>
      <text:p text:style-name="P31"/>
      <text:list xml:id="list212746195440886" text:continue-numbering="true" text:style-name="WW8Num2">
        <text:list-item>
          <text:p text:style-name="P27">Contribute code to FuzzBALL, an open source symbolic execution tool.</text:p>
        </text:list-item>
        <text:list-item>
          <text:p text:style-name="P27">Present my work on The 14th ACM SIGPLAN/SIGOPS International Conference on Virtual Execution Environments (VEE’18<text:span text:style-name="T17">)</text:span></text:p>
        </text:list-item>
        <text:list-item>
          <text:p text:style-name="P27">Give guest lectures on security related courses at the University of Minnesota.</text:p>
        </text:list-item>
      </text:list>
      <text:p text:style-name="P31"/>
      <text:h text:style-name="P39" text:outline-level="1">Coursework</text:h>
      <text:p text:style-name="P33"><text:span text:style-name="T2">Introduction to Computer Security - </text:span><text:span text:style-name="T18">A breadth of knowledge about software security and network security</text:span></text:p>
      <text:p text:style-name="P33"><text:span text:style-name="T2">Modern Cryptography </text:span><text:span text:style-name="T18">-</text:span><text:span text:style-name="T2"> </text:span>Introduction to widely used cryptography theories and algorithms</text:p>
      <text:p text:style-name="P33"><text:span text:style-name="T2">Machine Learning </text:span><text:span text:style-name="T18">- </text:span>Introduction to machine learning</text:p>
      <text:p text:style-name="P33"><text:span text:style-name="T2">Security and Privacy in Computing - </text:span>A seminar discussing recent papers about security,privacy and cryptograph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 style:master-page-name="">
      <style:paragraph-properties fo:margin-left="-0.25in" fo:margin-right="0in" fo:text-indent="0in" style:auto-text-indent="false" style:page-number="auto" style:shadow="none">
        <style:tab-stops/>
      </style:paragraph-properties>
      <style:text-properties fo:font-variant="normal" fo:text-transform="none" fo:font-size="18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9pt" style:font-size-asian="9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ヒラギノ角ゴ Pro W3'" style:font-name-asian="OpenSymbol" style:font-family-asian="OpenSymbol, 'ヒラギノ角ゴ Pro W3'" style:font-name-complex="OpenSymbol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201in" fo:text-indent="-0.1602in" fo:margin-left="0.3201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in" fo:margin-bottom="0.75in" fo:margin-left="1.15in" fo:margin-right="1.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19-07-31T21:27:19.716438488</dc:date>
    <meta:editing-cycles>62</meta:editing-cycles>
    <meta:editing-duration>PT2H28M38S</meta:editing-duration>
    <meta:generator>LibreOffice/6.0.7.3$Linux_X86_64 LibreOffice_project/00m0$Build-3</meta:generator>
    <meta:document-statistic meta:table-count="1" meta:image-count="0" meta:object-count="0" meta:page-count="2" meta:paragraph-count="53" meta:word-count="584" meta:character-count="4025" meta:non-whitespace-character-count="3482"/>
    <meta:user-defined meta:name="Copyright">(c) 2010 Vertex42 LLC</meta:user-defined>
  </office:meta>
</office:document-meta>
</file>